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OpenSymbol" svg:font-family="OpenSymbol" style:font-charset="x-symbol"/>
  </office:font-face-decls>
  <office:automatic-styles>
    <style:style style:name="P1" style:family="paragraph" style:parent-style-name="Text_20_body">
      <style:text-properties officeooo:rsid="12469b5e" officeooo:paragraph-rsid="12454905"/>
    </style:style>
    <style:style style:name="P2" style:family="paragraph" style:parent-style-name="Text_20_body">
      <style:text-properties officeooo:rsid="124c1c26" officeooo:paragraph-rsid="124c1c26"/>
    </style:style>
    <style:style style:name="P3" style:family="paragraph" style:parent-style-name="Text_20_body">
      <style:text-properties officeooo:rsid="124ddf83" officeooo:paragraph-rsid="124ddf83"/>
    </style:style>
    <style:style style:name="P4" style:family="paragraph" style:parent-style-name="Text_20_body">
      <style:text-properties officeooo:paragraph-rsid="124ddf83"/>
    </style:style>
    <style:style style:name="P5" style:family="paragraph" style:parent-style-name="Text_20_body">
      <style:text-properties officeooo:rsid="1252c89d" officeooo:paragraph-rsid="1252c89d"/>
    </style:style>
    <style:style style:name="P6" style:family="paragraph" style:parent-style-name="Heading_20_2">
      <style:text-properties officeooo:rsid="122e3e7a" officeooo:paragraph-rsid="122d5823"/>
    </style:style>
    <style:style style:name="P7" style:family="paragraph" style:parent-style-name="Heading_20_2">
      <style:text-properties officeooo:paragraph-rsid="12454905"/>
    </style:style>
    <style:style style:name="P8" style:family="paragraph" style:parent-style-name="Text_20_body">
      <style:text-properties officeooo:rsid="1252c89d" officeooo:paragraph-rsid="1252c89d"/>
    </style:style>
    <style:style style:name="P9" style:family="paragraph" style:parent-style-name="Text_20_body">
      <style:text-properties officeooo:rsid="12535f86" officeooo:paragraph-rsid="12535f86"/>
    </style:style>
    <style:style style:name="P10" style:family="paragraph" style:parent-style-name="Text_20_body">
      <style:text-properties officeooo:rsid="12548f7e" officeooo:paragraph-rsid="12548f7e"/>
    </style:style>
    <style:style style:name="P11" style:family="paragraph" style:parent-style-name="Text_20_body">
      <style:text-properties officeooo:rsid="1255b6e5" officeooo:paragraph-rsid="1255b6e5"/>
    </style:style>
    <style:style style:name="P12" style:family="paragraph" style:parent-style-name="Text_20_body">
      <style:text-properties officeooo:rsid="12571d2c" officeooo:paragraph-rsid="12571d2c"/>
    </style:style>
    <style:style style:name="P13" style:family="paragraph" style:parent-style-name="Text_20_body">
      <style:paragraph-properties fo:margin-left="0in" fo:margin-right="0in" fo:text-indent="0in" style:auto-text-indent="false" fo:padding="0.0193in" fo:border="0.06pt solid #e3e3e3"/>
    </style:style>
    <style:style style:name="P14" style:family="paragraph" style:parent-style-name="Text_20_body">
      <style:text-properties officeooo:rsid="12591adb" officeooo:paragraph-rsid="12591adb"/>
    </style:style>
    <style:style style:name="P15" style:family="paragraph" style:parent-style-name="Text_20_body" style:list-style-name="L1">
      <style:paragraph-properties fo:margin-left="0in" fo:margin-right="0in" fo:text-indent="0in" style:auto-text-indent="false" fo:padding="0.0193in" fo:border="0.06pt solid #e3e3e3"/>
    </style:style>
    <style:style style:name="P16" style:family="paragraph" style:parent-style-name="Text_20_body" style:list-style-name="L2">
      <style:text-properties officeooo:paragraph-rsid="12591adb"/>
    </style:style>
    <style:style style:name="T1" style:family="text">
      <style:text-properties officeooo:rsid="124c1c26"/>
    </style:style>
    <style:style style:name="T2" style:family="text">
      <style:text-properties officeooo:rsid="124ddf83"/>
    </style:style>
    <style:style style:name="T3" style:family="text">
      <style:text-properties officeooo:rsid="124e530c"/>
    </style:style>
    <style:style style:name="T4" style:family="text">
      <style:text-properties fo:font-weight="bold" style:font-weight-asian="bold" style:font-weight-complex="bold"/>
    </style:style>
    <style:style style:name="T5" style:family="text">
      <style:text-properties officeooo:rsid="12454905"/>
    </style:style>
    <style:style style:name="T6" style:family="text">
      <style:text-properties loext:padding="0in" loext:border="none"/>
    </style:style>
    <style:style style:name="T7" style:family="text">
      <style:text-properties officeooo:rsid="12548f7e"/>
    </style:style>
    <style:style style:name="T8" style:family="text">
      <style:text-properties officeooo:rsid="12548f7e" loext:padding="0in" loext:border="none"/>
    </style:style>
    <style:style style:name="T9" style:family="text">
      <style:text-properties officeooo:rsid="12571d2c"/>
    </style:style>
    <style:style style:name="T10" style:family="text">
      <style:text-properties fo:font-weight="normal" style:font-weight-asian="normal" style:font-weight-complex="normal"/>
    </style:style>
    <style:style style:name="T11" style:family="text">
      <style:text-properties fo:font-weight="normal" officeooo:rsid="12571d2c" style:font-weight-asian="normal" style:font-weight-complex="normal"/>
    </style:style>
    <style:style style:name="T12" style:family="text">
      <style:text-properties officeooo:rsid="12591adb"/>
    </style:style>
    <style:style style:name="T13" style:family="text">
      <style:text-properties officeooo:rsid="12591adb" loext:padding="0.0193in" loext:border="0.06pt solid #e3e3e3"/>
    </style:style>
    <style:style style:name="T14" style:family="text">
      <style:text-properties loext:padding="0.0193in" loext:border="0.06pt solid #e3e3e3"/>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2" text:is-list-header="true"><text:span text:style-name="T1">Dictionary on</text:span><text:span text:style-name="T5"> Robot project</text:span></text:h>
      <text:p text:style-name="P2">00000000000000000000000000000000000000000000000000000000000000000000000</text:p>
      <text:p text:style-name="P2">[Arduino]</text:p>
      <text:p text:style-name="P2">Arduino is an open-source electronics platform based on easy-to-use hardware and software, primarily used for building digital devices and interactive objects that can sense and control the physical world. It consists of both a physical programmable circuit board (often referred to as a microcontroller) and a piece of software, or IDE (Integrated Development Environment), that runs on your computer and is used to write and upload computer code to the physical board. The Arduino platform has become a standard tool for quick prototyping and DIY projects among hobbyists, educators, and professionals due to its simplicity and adaptability. With a vast community of users and an extensive library of add-ons (known as "shields") and software libraries, Arduino makes it easy for anyone to dive into electronics and programming.</text:p>
      <text:p text:style-name="P4"><text:span text:style-name="T2">000000000000000</text:span><text:span text:style-name="T3">0000000000000000000000000000000000000000000000000000000</text:span></text:p>
      <text:p text:style-name="P3">[Firmata]</text:p>
      <text:p text:style-name="P4"><text:span text:style-name="T4">Firmata is a protocol for communicating between microcontrollers like Arduino and software on a host computer</text:span>, enabling the computer to control and monitor the microcontroller's digital and analog inputs and outputs. It is often used in applications where a direct link between software applications and physical hardware is necessary, allowing for real-time control of physical devices from software environments. The Firmata protocol is implemented in a firmware that is uploaded to the microcontroller, which then interprets incoming commands from the software and turns them into actions, such as turning on an LED or reading a sensor. </text:p>
      <text:p text:style-name="P3">00000000000000000000000000000000000000000000000000000000<text:span text:style-name="T3">00000000</text:span></text:p>
      <text:p text:style-name="P5">[baudrate]</text:p>
      <text:p text:style-name="P5">speed of communication between host (eg. Laptop) and microcontroller</text:p>
      <text:p text:style-name="P5">0000000000000000000000000000000000000000000000000000000000000</text:p>
      <text:p text:style-name="P9">[end-effector]</text:p>
      <text:p text:style-name="P9">In robotics, the term "end-effector" refers to the device at the end of a robotic arm, designed to interact with the environment. The specific nature of the end-effector varies depending on the task the robot is designed to perform. Common examples of end-effectors include grippers, tools like drills or welding torches, cameras, sensors, and other devices that can manipulate or sense the environment. </text:p>
      <text:p text:style-name="P9">000000000000000000000000000000000000000000000000000000000000000000<text:span text:style-name="T7">0000</text:span></text:p>
      <text:p text:style-name="P9"><text:span text:style-name="T8">[</text:span><text:span text:style-name="T6">torque</text:span><text:span text:style-name="T8">]</text:span> </text:p>
      <text:p text:style-name="P9"><text:span text:style-name="T6">Torque in robotics refers to the rotational force applied by motors to move joints and end-effectors. It's crucial for determining how much force a robot can exert in tasks like lifting or gripping. The amount of torque needed varies based on the robot's load and the precision of movement required. </text:span></text:p>
      <text:p text:style-name="P10">0000000000000000000000000000000000000000000000000000000000000000000000</text:p>
      <text:p text:style-name="P10"><text:soft-page-break/><text:span text:style-name="Strong_20_Emphasis"><text:span text:style-name="T11">[</text:span></text:span><text:span text:style-name="Strong_20_Emphasis"><text:span text:style-name="T10">Actuator</text:span></text:span><text:span text:style-name="Strong_20_Emphasis"><text:span text:style-name="T11">]</text:span></text:span><text:line-break/>A power mechanism used to effect motion, or maintain position of the robot (for example, a motor which converts electrical energy to effect motion of the robot) (R15.07). The actuator responds to a signal received from the control system. </text:p>
      <text:p text:style-name="P12">00000000000000000000000000000000000000000000000000000000000000000000<text:span text:style-name="T12">00000000000000</text:span></text:p>
      <text:p text:style-name="P14">[Controller]</text:p>
      <text:p text:style-name="P12">In the context of robotics, a controller is<text:span text:style-name="T4"> a system or a set of algorithms responsible for directing the behavior of a robot. It interprets high-level commands and translates them into low-level signals that drive the robot's actuators (like motors and servos)</text:span>, enabling it to move and perform tasks. The controller plays a crucial role in managing the interaction between the robot's hardware (physical components) and its software (programming and algorithms).</text:p>
      <text:p text:style-name="P13">Controllers can be simple, managing straightforward tasks like moving a robot arm to a specified position, or complex, handling intricate operations like balancing a bipedal robot while walking. They often involve feedback loops where the controller continuously adjusts its outputs based on sensor inputs to achieve desired outcomes, a process known as closed-loop control.</text:p>
      <text:list text:style-name="L2">
        <text:list-item>
          <text:p text:style-name="P16"><text:span text:style-name="Strong_20_Emphasis"><text:span text:style-name="T13">PID Controllers</text:span></text:span><text:span text:style-name="T12">: Proportional-Integral-Derivative (PID) controllers are widely used for their simplicity and effectiveness in controlling systems like motors and other actuators. They adjust an actuator's output based on the difference between a desired setpoint and a measured variable.</text:span></text:p>
        </text:list-item>
      </text:list>
      <text:list text:style-name="L1">
        <text:list-item>
          <text:p text:style-name="P15"><text:span text:style-name="Strong_20_Emphasis"><text:span text:style-name="T14">Motion Controllers</text:span></text:span>: These are designed to control the movement of robots, often using techniques like trajectory planning and inverse kinematics to ensure smooth and accurate movements.</text:p>
        </text:list-item>
        <text:list-item>
          <text:p text:style-name="P15"><text:span text:style-name="Strong_20_Emphasis"><text:span text:style-name="T14">Force Controllers</text:span></text:span>: Used in applications where a robot interacts with its environment and needs to apply specific forces, such as in assembly tasks or when manipulating delicate objects.</text:p>
        </text:list-item>
        <text:list-item>
          <text:p text:style-name="P15"><text:span text:style-name="Strong_20_Emphasis"><text:span text:style-name="T14">Hybrid Controllers</text:span></text:span>: Combine different control strategies to handle complex tasks that require managing both the position and force, such as robotic manipulation that involves both precise positioning and applying controlled forces.</text:p>
        </text:list-item>
      </text:list>
      <text:p text:style-name="P14">000000000000000000000000000000000000000000000000000000000000000000000000000000000000</text:p>
      <text:p text:style-name="P10"/>
      <text:h text:style-name="Heading_20_3" text:outline-level="3">References</text:h>
      <text:p text:style-name="P11">[1] robotics_dictionary: <text:a xlink:type="simple" xlink:href="https://www.robotpark.com/academy/robotics-learning-center/dictionary-robotics/" text:style-name="Internet_20_link" text:visited-style-name="Visited_20_Internet_20_Link">https://www.robotpark.com/academy/robotics-learning-center/dictionary-robotics/</text:a></text:p>
      <text:p text:style-name="P12">[2] https://www.motoman.com/en-us/about/company/robotics-glossary</text:p>
      <text:p text:style-name="P5"/>
      <text:p text:style-name="P3"/>
      <text:p text:style-name="P1"/>
      <text:h text:style-name="P6" text:outline-level="2"><text:soft-page-break/></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loext:tab-stop-distance="0in" style:writing-mode="lr-tb" style:font-independent-line-spacing="false">
        <style:tab-stops/>
      </style:paragraph-properties>
      <style:text-properties fo:color="#000000" loext:opacity="1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tab-stop-distance="0.2835in" style:writing-mode="lr-tb"/>
      <style:text-properties fo:color="#000000" loext:opacity="1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as-char" svg:y="0in"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9" number:language="en" number:country="US">
      <number:month/>
      <number:text>/</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8DT11H2M45S</meta:editing-duration>
    <meta:editing-cycles>104</meta:editing-cycles>
    <meta:generator>LibreOffice/24.2.1.2$Windows_X86_64 LibreOffice_project/db4def46b0453cc22e2d0305797cf981b68ef5ac</meta:generator>
    <meta:creation-date>2023-04-10T12:26:48.464431288</meta:creation-date>
    <dc:date>2024-03-13T17:01:36.785000000</dc:date>
    <meta:print-date>2023-09-15T11:52:18.640581729</meta:print-date>
    <meta:document-statistic meta:table-count="0" meta:image-count="0" meta:object-count="0" meta:page-count="3" meta:paragraph-count="30" meta:word-count="661" meta:character-count="5062" meta:non-whitespace-character-count="4430"/>
  </office:meta>
</office:document-meta>
</file>